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2048" calcext:value-type="float">
            <text:p>52.9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6272" calcext:value-type="float">
            <text:p>51.7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716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7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